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09cm" fo:min-width="0.771cm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ff66"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4.57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stroke="none" svg:stroke-color="#000000" draw:fill="none" draw:fill-color="#ffffff" fo:min-height="4.83cm"/>
    </style:style>
    <style:style style:name="gr10" style:family="graphic" style:parent-style-name="standard">
      <style:graphic-properties draw:stroke="none" svg:stroke-color="#000000" draw:fill="none" draw:fill-color="#ffffff" fo:min-height="3.68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ff"/>
      <style:paragraph-properties fo:text-align="center"/>
    </style:style>
    <style:style style:name="P3" style:family="paragraph">
      <loext:graphic-properties draw:fill="solid" draw:fill-color="#00ff6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032cm" svg:x="3.286cm" svg:y="4.93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11.187cm" svg:y="4.9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4.288cm" svg:y="7.0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12.089cm" svg:y="7.0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254cm" svg:height="0.3cm" svg:x="3.667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3.968cm" svg:y="6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5.269cm" svg:y="6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5.97cm" svg:y="8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4.671cm" svg:y="8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372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3.673cm" svg:y="8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974cm" svg:y="6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1.575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1.376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4.268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3.469cm" svg:y="5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1.37cm" svg:y="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4.869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2.57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032cm" svg:x="3.287cm" svg:y="11.0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4.289cm" svg:y="13.1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254cm" svg:height="0.3cm" svg:x="3.668cm" svg:y="12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3.969cm" svg:y="12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5.27cm" svg:y="12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3.371cm" svg:y="11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4.372cm" svg:y="1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4.569cm" svg:y="14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3cm" svg:x="5.87cm" svg:y="14.65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4.87cm" svg:y="14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032cm" svg:x="12.188cm" svg:y="11.0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.54cm" svg:height="2.032cm" svg:x="13.19cm" svg:y="13.14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254cm" svg:height="0.3cm" svg:x="12.569cm" svg:y="1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87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4.171cm" svg:y="1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2.272cm" svg:y="11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3cm" svg:x="13.273cm" svg:y="1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3.47cm" svg:y="1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4.771cm" svg:y="14.6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3cm" svg:x="13.771cm" svg:y="1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715cm" svg:height="1.673cm" svg:x="1.762cm" svg:y="3.032cm">
          <draw:text-box>
            <text:p>Evaluation on points</text:p>
          </draw:text-box>
        </draw:frame>
        <draw:frame draw:style-name="gr5" draw:text-style-name="P4" draw:layer="layout" svg:width="5.715cm" svg:height="1.673cm" svg:x="10.263cm" svg:y="3.033cm">
          <draw:text-box>
            <text:p>Evaluation on mesh (triangles)</text:p>
          </draw:text-box>
        </draw:frame>
        <draw:frame draw:style-name="gr6" draw:text-style-name="P4" draw:layer="layout" svg:width="6.731cm" svg:height="4.826cm" svg:x="1.762cm" svg:y="18.507cm">
          <draw:text-box>
            <text:p>Each point is mapped into correctly classified or not </text:p>
          </draw:text-box>
        </draw:frame>
        <draw:line draw:style-name="gr7" draw:text-style-name="P5" draw:layer="layout" svg:x1="1cm" svg:y1="9.89cm" svg:x2="19.415cm" svg:y2="9.89cm">
          <text:p/>
        </draw:line>
        <draw:line draw:style-name="gr7" draw:text-style-name="P5" draw:layer="layout" svg:x1="8.712cm" svg:y1="3.132cm" svg:x2="8.839cm" svg:y2="17.61cm">
          <text:p/>
        </draw:line>
        <draw:frame draw:style-name="gr8" draw:text-style-name="P4" draw:layer="layout" svg:width="3.81cm" svg:height="1.651cm" svg:x="16.494cm" svg:y="6.334cm">
          <draw:text-box>
            <text:p>Predictions</text:p>
          </draw:text-box>
        </draw:frame>
        <draw:frame draw:style-name="gr8" draw:text-style-name="P4" draw:layer="layout" svg:width="3.81cm" svg:height="1.651cm" svg:x="16.69cm" svg:y="13.192cm">
          <draw:text-box>
            <text:p>Labels</text:p>
          </draw:text-box>
        </draw:frame>
        <draw:frame draw:style-name="gr9" draw:text-style-name="P4" draw:layer="layout" svg:width="8.255cm" svg:height="5.08cm" svg:x="10.506cm" svg:y="18.526cm">
          <draw:text-box>
            <text:p>Each mesh is mapped into one common prediction (e.g. majority vote). Then accuracy of mesh is multiplied with its volume.</text:p>
          </draw:text-box>
        </draw:frame>
        <draw:frame draw:style-name="gr10" draw:text-style-name="P4" draw:layer="layout" svg:width="17.907cm" svg:height="3.937cm" svg:x="1.635cm" svg:y="23.098cm">
          <draw:text-box>
            <text:p>Mesh triangles with no sampled points to be predicted still need to be evaluated. Thus we consider their prediction as the (average) prediction of their nearest (k) neighbor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8T22:27:28.880966398</meta:creation-date>
    <dc:date>2020-07-30T22:08:25.767986130</dc:date>
    <meta:editing-duration>PT9H41M50S</meta:editing-duration>
    <meta:editing-cycles>2</meta:editing-cycles>
    <meta:generator>LibreOffice/6.0.7.3$Linux_X86_64 LibreOffice_project/00m0$Build-3</meta:generator>
    <meta:document-statistic meta:object-count="48"/>
  </office:meta>
</office:document-meta>
</file>